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216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3.639cm"/>
    </style:style>
    <style:style style:name="co5" style:family="table-column">
      <style:table-column-properties fo:break-before="auto" style:column-width="5.72cm"/>
    </style:style>
    <style:style style:name="co6" style:family="table-column">
      <style:table-column-properties fo:break-before="auto" style:column-width="4.2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103">
      <style:table-cell-properties fo:border="0.002cm solid #000000"/>
    </style:style>
    <style:style style:name="ce3" style:family="table-cell" style:parent-style-name="Default" style:data-style-name="N11">
      <style:table-cell-properties fo:border="0.002cm solid #000000"/>
    </style:style>
    <style:style style:name="ce4" style:family="table-cell" style:parent-style-name="Default" style:data-style-name="N0">
      <style:table-cell-properties fo:border="0.002cm solid #000000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ASSET</text:p>
          </table:table-cell>
          <table:table-cell office:value-type="string">
            <text:p>VALORE</text:p>
          </table:table-cell>
          <table:table-cell/>
          <table:table-cell table:style-name="ce1" office:value-type="string">
            <text:p>EVENTO</text:p>
          </table:table-cell>
          <table:table-cell table:style-name="ce1" office:value-type="string">
            <text:p>ARO</text:p>
          </table:table-cell>
          <table:table-cell/>
        </table:table-row>
        <table:table-row table:style-name="ro1">
          <table:table-cell/>
          <table:table-cell office:value-type="string">
            <text:p>EDIFICIO PRIMARIO</text:p>
          </table:table-cell>
          <table:table-cell table:style-name="ce2" office:value-type="currency" office:currency="EUR" office:value="350000">
            <text:p>€ 350.000,00</text:p>
          </table:table-cell>
          <table:table-cell/>
          <table:table-cell table:style-name="ce1" office:value-type="string">
            <text:p>TERREMOTO</text:p>
          </table:table-cell>
          <table:table-cell table:style-name="ce1" office:value-type="string">
            <text:p>1 VOLTA OGNI 30 ANNI</text:p>
          </table:table-cell>
          <table:table-cell table:style-name="ce1" table:formula="of:=1/50" office:value-type="float" office:value="0.02">
            <text:p>0,02</text:p>
          </table:table-cell>
        </table:table-row>
        <table:table-row table:style-name="ro1">
          <table:table-cell/>
          <table:table-cell office:value-type="string">
            <text:p>EDIFICIO SECONDARIO</text:p>
          </table:table-cell>
          <table:table-cell table:style-name="ce2" office:value-type="currency" office:currency="EUR" office:value="150000">
            <text:p>€ 150.000,00</text:p>
          </table:table-cell>
          <table:table-cell/>
          <table:table-cell table:style-name="ce1" office:value-type="string">
            <text:p>INCENDIO</text:p>
          </table:table-cell>
          <table:table-cell table:style-name="ce1" office:value-type="string">
            <text:p>1 VOLTA OGNI 20 ANNI</text:p>
          </table:table-cell>
          <table:table-cell table:style-name="ce4" office:value-type="float" office:value="0.05">
            <text:p>0,05</text:p>
          </table:table-cell>
        </table:table-row>
        <table:table-row table:style-name="ro1">
          <table:table-cell/>
          <table:table-cell office:value-type="string">
            <text:p>DATACENTER</text:p>
          </table:table-cell>
          <table:table-cell table:style-name="ce2" office:value-type="currency" office:currency="EUR" office:value="100000">
            <text:p>€ 100.000,00</text:p>
          </table:table-cell>
          <table:table-cell/>
          <table:table-cell table:style-name="ce1" office:value-type="string">
            <text:p>INONDAZIONE</text:p>
          </table:table-cell>
          <table:table-cell table:style-name="ce1" office:value-type="string">
            <text:p>1 VOLTA 50 ANNI</text:p>
          </table:table-cell>
          <table:table-cell table:style-name="ce1" table:formula="of:=1/50" office:value-type="float" office:value="0.02">
            <text:p>0,02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EXPOSURE FACTOR</text:p>
          </table:table-cell>
          <table:table-cell office:value-type="string">
            <text:p>TERREMOTO</text:p>
          </table:table-cell>
          <table:table-cell table:style-name="ce1" office:value-type="string">
            <text:p>INCENDIO</text:p>
          </table:table-cell>
          <table:table-cell table:style-name="ce1" office:value-type="string">
            <text:p>INONDAZION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DIFICIO PRIMARIO</text:p>
          </table:table-cell>
          <table:table-cell table:style-name="ce3" office:value-type="percentage" office:value="0.8">
            <text:p>80,00%</text:p>
          </table:table-cell>
          <table:table-cell table:style-name="ce3" office:value-type="percentage" office:value="0.6">
            <text:p>60,00%</text:p>
          </table:table-cell>
          <table:table-cell table:style-name="ce3" office:value-type="percentage" office:value="0.55">
            <text:p>55,00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DIFICIO SECONDARIO</text:p>
          </table:table-cell>
          <table:table-cell table:style-name="ce3" office:value-type="percentage" office:value="0.8">
            <text:p>80,00%</text:p>
          </table:table-cell>
          <table:table-cell table:style-name="ce3" office:value-type="percentage" office:value="0.5">
            <text:p>50,00%</text:p>
          </table:table-cell>
          <table:table-cell table:style-name="ce3" office:value-type="percentage" office:value="0.4">
            <text:p>40,00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TACENTER</text:p>
          </table:table-cell>
          <table:table-cell table:style-name="ce3" office:value-type="percentage" office:value="0.95">
            <text:p>95,00%</text:p>
          </table:table-cell>
          <table:table-cell table:style-name="ce3" office:value-type="percentage" office:value="0.6">
            <text:p>60,00%</text:p>
          </table:table-cell>
          <table:table-cell table:style-name="ce3" office:value-type="percentage" office:value="0.35">
            <text:p>35,00%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" office:value-type="string">
            <text:p>PERDITA ANNUALE</text:p>
          </table:table-cell>
          <table:table-cell table:number-columns-repeated="2"/>
          <table:table-cell table:style-name="ce1" office:value-type="string">
            <text:p>PERDITA ANNUALE</text:p>
          </table:table-cell>
        </table:table-row>
        <table:table-row table:style-name="ro1">
          <table:table-cell/>
          <table:table-cell office:value-type="string">
            <text:p>Inondazione asset edificio secondario</text:p>
          </table:table-cell>
          <table:table-cell table:formula="of:=[.C5]*[.E10]" office:value-type="currency" office:currency="EUR" office:value="60000">
            <text:p>€ 60.000,00</text:p>
          </table:table-cell>
          <table:table-cell table:style-name="ce1" table:formula="of:=[.C13]*[.G6]" office:value-type="currency" office:currency="EUR" office:value="1200">
            <text:p>€ 1.200,00</text:p>
          </table:table-cell>
          <table:table-cell table:style-name="ce1" office:value-type="string">
            <text:p>Incendio asset edificio secondario</text:p>
          </table:table-cell>
          <table:table-cell table:style-name="ce1" table:formula="of:=[.C5]*[.D10]" office:value-type="currency" office:currency="EUR" office:value="75000">
            <text:p>€ 75.000,00</text:p>
          </table:table-cell>
          <table:table-cell table:style-name="ce1" table:formula="of:=[.F13]*[.G5]" office:value-type="currency" office:currency="EUR" office:value="3750">
            <text:p>€ 3.750,00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1" office:value-type="string">
            <text:p>PERDITA ANNUALE</text:p>
          </table:table-cell>
          <table:table-cell table:number-columns-repeated="2"/>
          <table:table-cell table:style-name="ce1" office:value-type="string">
            <text:p>PERDITA ANNUALE</text:p>
          </table:table-cell>
        </table:table-row>
        <table:table-row table:style-name="ro1">
          <table:table-cell/>
          <table:table-cell office:value-type="string">
            <text:p>Terremoto sull'asset datacenter</text:p>
          </table:table-cell>
          <table:table-cell table:formula="of:=[.C6]*[.C11]" office:value-type="currency" office:currency="EUR" office:value="95000">
            <text:p>€ 95.000,00</text:p>
          </table:table-cell>
          <table:table-cell table:style-name="ce1" table:formula="of:=[.C15]*[.G4]" office:value-type="currency" office:currency="EUR" office:value="1900">
            <text:p>€ 1.900,00</text:p>
          </table:table-cell>
          <table:table-cell table:style-name="ce1" office:value-type="string">
            <text:p>Inondazione asset edificio primario</text:p>
          </table:table-cell>
          <table:table-cell table:style-name="ce1" table:formula="of:=[.C4]*[.E9]" office:value-type="currency" office:currency="EUR" office:value="192500">
            <text:p>€ 192.500,00</text:p>
          </table:table-cell>
          <table:table-cell table:style-name="ce1" table:formula="of:=[.F15]*[.G6]" office:value-type="currency" office:currency="EUR" office:value="3850">
            <text:p>€ 3.850,00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1" office:value-type="string">
            <text:p>PERDITA ANNUALE</text:p>
          </table:table-cell>
          <table:table-cell table:number-columns-repeated="2"/>
          <table:table-cell table:style-name="ce1" office:value-type="string">
            <text:p>PERDITA ANNUALE</text:p>
          </table:table-cell>
        </table:table-row>
        <table:table-row table:style-name="ro1">
          <table:table-cell/>
          <table:table-cell office:value-type="string">
            <text:p>Incendio asset edificio primario</text:p>
          </table:table-cell>
          <table:table-cell table:formula="of:=[.C4]*[.D9]" office:value-type="currency" office:currency="EUR" office:value="210000">
            <text:p>€ 210.000,00</text:p>
          </table:table-cell>
          <table:table-cell table:style-name="ce1" table:formula="of:=[.C17]*[.G5]" office:value-type="currency" office:currency="EUR" office:value="10500">
            <text:p>€ 10.500,00</text:p>
          </table:table-cell>
          <table:table-cell table:style-name="ce1" office:value-type="string">
            <text:p>Terremoto asset edificio primario</text:p>
          </table:table-cell>
          <table:table-cell table:style-name="ce1" table:formula="of:=[.C4]*[.C9]" office:value-type="currency" office:currency="EUR" office:value="280000">
            <text:p>€ 280.000,00</text:p>
          </table:table-cell>
          <table:table-cell table:style-name="ce1" table:formula="of:=[.F17]*[.G4]" office:value-type="currency" office:currency="EUR" office:value="5600">
            <text:p>€ 5.600,0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E PERDITA ANNUALE EDIFICIO PRIMARIO</text:p>
          </table:table-cell>
          <table:table-cell table:formula="of:=[.D17]+[.G15]+[.G17]" office:value-type="currency" office:currency="EUR" office:value="19950">
            <text:p>€ 19.950,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OTALE PERDITA ANNUALE EDIFICIO SECONDARIO</text:p>
          </table:table-cell>
          <table:table-cell table:formula="of:=[.D13]+[.G13]" office:value-type="currency" office:currency="EUR" office:value="4950">
            <text:p>€ 4.950,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OTALE PERDITA ANNUALE DATACENTER</text:p>
          </table:table-cell>
          <table:table-cell table:formula="of:=[.D15]" office:value-type="currency" office:currency="EUR" office:value="1900">
            <text:p>€ 1.900,00</text:p>
          </table:table-cell>
          <table:table-cell table:number-columns-repeated="4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26">26/03/2025</text:date>, <text:time>14.35.5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tish  bhantooa</meta:initial-creator>
    <meta:creation-date>2025-03-26T14:05:49.70</meta:creation-date>
    <dc:date>2025-03-26T14:35:59.58</dc:date>
    <dc:creator>ritish  bhantooa</dc:creator>
    <meta:editing-duration>PT14M49S</meta:editing-duration>
    <meta:editing-cycles>1</meta:editing-cycles>
    <meta:document-statistic meta:table-count="3" meta:cell-count="65" meta:object-count="0"/>
    <meta:generator>OpenOffice/4.1.15$Win32 OpenOffice.org_project/4115m2$Build-9813</meta:generator>
  </office:meta>
</office:document-meta>
</file>